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1" fo:font-size="26pt" fo:text-shadow="1pt 1pt" style:font-name-asian="Segoe UI1" style:font-size-asian="8.5pt" style:font-name-complex="Segoe UI1" style:font-size-complex="8.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" fo:font-size="32pt" fo:text-shadow="1pt 1pt" style:font-size-asian="32pt" style:font-size-complex="32pt"/>
    </style:style>
    <style:style style:name="T10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508cm">
          <draw:text-box>
            <text:p text:style-name="P1"><text:span text:style-name="T1">Psalmody</text:span></text:p>
            <text:p text:style-name="P1"><text:span text:style-name="T2">Psalm 22:23–3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4cm" svg:height="6.263cm" svg:x="1.27cm" svg:y="0.508cm">
          <draw:text-box>
            <text:p text:style-name="P4"><text:span text:style-name="T3">23</text:span><text:span text:style-name="T4"> </text:span><text:span text:style-name="T5">You who fear the L</text:span><text:span text:style-name="T4">ORD</text:span><text:span text:style-name="T5">, praise him! All you <text:s text:c="2"/></text:span></text:p>
            <text:p text:style-name="P4"><text:span text:style-name="T5"><text:s text:c="3"/></text:span><text:span text:style-name="T5">offspring of Jacob, glorify him,</text:span></text:p>
            <text:p text:style-name="P5"><text:span text:style-name="T6"><text:s text:c="8"/></text:span><text:span text:style-name="T6">and stand in awe of him, all you offspring of </text:span></text:p>
            <text:p text:style-name="P5"><text:span text:style-name="T6"><text:s text:c="8"/></text:span><text:span text:style-name="T6">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4cm" svg:height="6.263cm" svg:x="1.27cm" svg:y="0.508cm">
          <draw:text-box>
            <text:p text:style-name="P4"><text:span text:style-name="T7">24</text:span><text:span text:style-name="T8"> </text:span><text:span text:style-name="T9">For he has not despised or abhorred the </text:span></text:p>
            <text:p text:style-name="P6"><text:span text:style-name="T9"><text:s text:c="4"/></text:span><text:span text:style-name="T9">affliction of the afflicted, and he has not hidden <text:s text:c="4"/>his</text:span><text:span text:style-name="T9"> face from him,</text:span></text:p>
            <text:p text:style-name="P5"><text:span text:style-name="T6"><text:s text:c="9"/></text:span><text:span text:style-name="T6">but has heard, when he</text:span><text:span text:style-name="T6"> cried to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9" draw:layer="layout" svg:width="25.4cm" svg:height="6.263cm" svg:x="1.27cm" svg:y="0.508cm">
          <draw:text-box>
            <text:p text:style-name="P7"><text:span text:style-name="T7">25</text:span><text:span text:style-name="T8"> </text:span><text:span text:style-name="T9">From you comes my praise in the great </text:span></text:p>
            <text:p text:style-name="P7"><text:span text:style-name="T9"><text:s text:c="3"/></text:span><text:span text:style-name="T9">congregation;</text:span></text:p>
            <text:p text:style-name="P8"><text:span text:style-name="T6"><text:s text:c="8"/></text:span><text:span text:style-name="T6">my vows I will perform before those who </text:span></text:p>
            <text:p text:style-name="P8"><text:span text:style-name="T6"><text:s text:c="8"/></text:span><text:span text:style-name="T6">fea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4cm" svg:height="5.975cm" svg:x="1.27cm" svg:y="0.508cm">
          <draw:text-box>
            <text:p text:style-name="P4"><text:span text:style-name="T7">26</text:span><text:span text:style-name="T8"> </text:span><text:span text:style-name="T9">The afflicted shall eat and be satisfied;</text:span></text:p>
            <text:p text:style-name="P5"><text:span text:style-name="T9"><text:s text:c="2"/></text:span><text:span text:style-name="T9">those who seek him shall</text:span><text:span text:style-name="T9"> praise the L</text:span><text:span text:style-name="T8">ORD</text:span><text:span text:style-name="T9">!</text:span></text:p>
            <text:p text:style-name="P5"><text:span text:style-name="T6"><text:s text:c="8"/></text:span><text:span text:style-name="T6">May your hearts live for</text:span><text:span text:style-name="T6">ever! </text:span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4cm" svg:height="6.263cm" svg:x="1.27cm" svg:y="0.508cm">
          <draw:text-box>
            <text:p text:style-name="P4"><text:span text:style-name="T7">27</text:span><text:span text:style-name="T8"> </text:span><text:span text:style-name="T9">All the ends of the earth shall remember</text:span></text:p>
            <text:p text:style-name="P5"><text:span text:style-name="T9"><text:s text:c="2"/></text:span><text:span text:style-name="T9">and turn</text:span><text:span text:style-name="T9"> to the L</text:span><text:span text:style-name="T8">ORD</text:span><text:span text:style-name="T9">,</text:span></text:p>
            <text:p text:style-name="P5"><text:span text:style-name="T6"><text:s text:c="8"/></text:span><text:span text:style-name="T6">and all the families of the nations shall </text:span></text:p>
            <text:p text:style-name="P5"><text:span text:style-name="T6"><text:s text:c="8"/></text:span><text:span text:style-name="T6">worship be</text:span><text:span text:style-name="T6">fore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4cm" svg:height="9.269cm" svg:x="1.27cm" svg:y="0.508cm">
          <draw:text-box>
            <text:p text:style-name="P4"><text:span text:style-name="T7">28</text:span><text:span text:style-name="T8"> </text:span><text:span text:style-name="T9">For kingship belongs</text:span><text:span text:style-name="T9"> to the L</text:span><text:span text:style-name="T8">ORD</text:span><text:span text:style-name="T9">,</text:span></text:p>
            <text:p text:style-name="P5"><text:span text:style-name="T6"><text:s text:c="8"/></text:span><text:span text:style-name="T6">and he rules over the</text:span><text:span text:style-name="T6"> nations.</text:span></text:p>
            <text:p text:style-name="P6"><text:span text:style-name="T7">29</text:span><text:span text:style-name="T8"> </text:span><text:span text:style-name="T9">All the prosperous of the earth eat and </text:span><text:span text:style-name="T9">worship;</text:span></text:p>
            <text:p text:style-name="P5"><text:span text:style-name="T6"><text:s text:c="8"/></text:span><text:span text:style-name="T6">before him shall bow all who go down to <text:s/></text:span></text:p>
            <text:p text:style-name="P5"><text:span text:style-name="T6"><text:s text:c="8"/></text:span><text:span text:style-name="T6">the dust, even the one who could not keep </text:span></text:p>
            <text:p text:style-name="P5"><text:span text:style-name="T6"><text:s text:c="8"/></text:span><text:span text:style-name="T6">him</text:span><text:span text:style-name="T6">self ali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4cm" svg:height="10.772cm" svg:x="1.27cm" svg:y="0.508cm">
          <draw:text-box>
            <text:p text:style-name="P4"><text:span text:style-name="T7">30</text:span><text:span text:style-name="T8"> </text:span><text:span text:style-name="T9">Posterity shall serve him;</text:span></text:p>
            <text:p text:style-name="P5"><text:span text:style-name="T6"><text:s text:c="9"/></text:span><text:span text:style-name="T6">it shall be told of the Lord to the coming </text:span></text:p>
            <text:p text:style-name="P5"><text:span text:style-name="T6"><text:s text:c="9"/></text:span><text:span text:style-name="T6">gener</text:span><text:span text:style-name="T6">ation;</text:span></text:p>
            <text:p text:style-name="P6"><text:span text:style-name="T7">31</text:span><text:span text:style-name="T8"> </text:span><text:span text:style-name="T9">they shall come and proclaim his righteousness </text:span></text:p>
            <text:p text:style-name="P6"><text:span text:style-name="T9"><text:s text:c="4"/></text:span><text:span text:style-name="T9">to a people</text:span><text:span text:style-name="T9"> yet unborn,</text:span></text:p>
            <text:p text:style-name="P5"><text:span text:style-name="T6"><text:s text:c="11"/></text:span><text:span text:style-name="T6">that he has</text:span><text:span text:style-name="T6"> done i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2" draw:layer="layout" svg:width="25.4cm" svg:height="4.76cm" svg:x="1.27cm" svg:y="0.508cm">
          <draw:text-box>
            <text:p text:style-name="P11"><text:span text:style-name="T6">C: Glory be to the Father and to the Son and to the Holy Spirit; as it was in the beginning, is now, and ever shall be, world without end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13:34.361000000</meta:creation-date>
    <dc:title>Hymn template</dc:title>
    <meta:editing-duration>PT10M12S</meta:editing-duration>
    <meta:editing-cycles>2</meta:editing-cycles>
    <meta:generator>LibreOffice/4.4.0.3$Windows_x86 LibreOffice_project/de093506bcdc5fafd9023ee680b8c60e3e0645d7</meta:generator>
    <meta:initial-creator>Arthur Hoch</meta:initial-creator>
    <dc:date>2015-02-28T16:34:59.215000000</dc:date>
    <dc:creator>Arthur Hoch</dc:creator>
    <meta:document-statistic meta:object-count="48"/>
    <meta:template xlink:type="simple" xlink:actuate="onRequest" xlink:title="Hymn template" xlink:href="../../AppData/Roaming/LibreOffice/4/user/template/Worship%20Templsates/Hymn%20template.otp" meta:date="2015-02-28T16:13:34.081000000"/>
  </office:meta>
</office:document-meta>
</file>